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9f7f5" officeooo:paragraph-rsid="0019f7f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{d.firstname} {d.lastname} 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8-16T23:27:56.217000000</dc:date>
    <meta:editing-duration>PT1M13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" meta:word-count="4" meta:character-count="34" meta:non-whitespace-character-count="31"/>
  </office:meta>
</office:document-meta>
</file>